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7" style:family="table-cell" style:parent-style-name="Default">
      <style:map style:condition="cell-content()=0" style:apply-style-name="Accent" style:base-cell-address="Feuille1.F10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A230123456789</text:p>
          </table:table-cell>
          <table:table-cell table:style-name="ce9" office:value-type="float" office:value="2023000451" calcext:value-type="float">
            <text:p>2023000451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443" calcext:value-type="float">
            <text:p>2023000443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C230123456789</text:p>
          </table:table-cell>
          <table:table-cell table:style-name="ce9" office:value-type="float" office:value="2023000444" calcext:value-type="float">
            <text:p>2023000444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H220123456789</text:p>
          </table:table-cell>
          <table:table-cell table:style-name="ce9" office:value-type="float" office:value="2023000445" calcext:value-type="float">
            <text:p>2023000445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400" calcext:value-type="float">
            <text:p>4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446" calcext:value-type="float">
            <text:p>2023000446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447" calcext:value-type="float">
            <text:p>2023000447</text:p>
          </table:table-cell>
          <table:table-cell table:style-name="ce20" office:value-type="float" office:value="125" calcext:value-type="float">
            <text:p>125</text:p>
          </table:table-cell>
          <table:table-cell table:style-name="ce19" office:value-type="float" office:value="25" calcext:value-type="float">
            <text:p>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448" calcext:value-type="float">
            <text:p>2023000448</text:p>
          </table:table-cell>
          <table:table-cell table:style-name="ce20" office:value-type="float" office:value="322" calcext:value-type="float">
            <text:p>322</text:p>
          </table:table-cell>
          <table:table-cell table:style-name="ce19" office:value-type="float" office:value="20" calcext:value-type="float">
            <text:p>2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449" calcext:value-type="float">
            <text:p>2023000449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150" calcext:value-type="float">
            <text:p>1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number-columns-repeated="5"/>
          <table:table-cell table:style-name="ce17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6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2" table:number-rows-repeated="18">
          <table:table-cell table:number-columns-repeated="6"/>
          <table:table-cell table:style-name="ce23"/>
          <table:table-cell table:number-columns-repeated="1015"/>
        </table:table-row>
        <table:table-row table:style-name="ro2" table:number-rows-repeated="1048546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Feuille1.A2:Feuille1.M9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9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10:Feuille1.F10">
            <calcext:condition calcext:apply-style-name="Accent" calcext:value="=0" calcext:base-cell-address="Feuille1.F10"/>
          </calcext:conditional-format>
          <calcext:conditional-format calcext:target-range-address="Feuille1.G2:Feuille1.H9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9">
            <calcext:condition calcext:apply-style-name="background" calcext:value="formula-is(unique([.E2:.E9]))" calcext:base-cell-address="Feuille1.E2"/>
          </calcext:conditional-format>
          <calcext:conditional-format calcext:target-range-address="Feuille1.G2:Feuille1.G29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4:Feuille1.G9" table:on-update-keep-styles="true" table:on-update-keep-size="false" table:orientation="column"/>
        <table:database-range table:name="montantH" table:target-range-address="Feuille1.H4:Feuille1.H9" table:on-update-keep-styles="true" table:on-update-keep-size="false" table:orientation="column"/>
        <table:database-range table:name="__Anonymous_Sheet_DB__0" table:target-range-address="Feuille1.E2:Feuille1.E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2:26:23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03T12:26:30.531000000</dc:date>
    <meta:editing-duration>P1DT8H28M54S</meta:editing-duration>
    <meta:editing-cycles>130</meta:editing-cycles>
    <meta:printed-by>Eric Brivoal</meta:printed-by>
    <meta:print-date>2022-09-21T10:18:20.653000000</meta:print-date>
    <meta:document-statistic meta:table-count="1" meta:cell-count="118" meta:object-count="0"/>
  </office:meta>
</office:document-meta>
</file>